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2</text:span><text:span text:style-name="T4">4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елее нажатых клавиш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P</text:span>-очистка страниц 128 памяти;</text:p>
      <text:p text:style-name="P11"><text:span text:style-name="T2">G</text:span>-очистка всех страниц памяти;</text:p>
      <text:p text:style-name="P11"><text:span text:style-name="T2">S</text:span>-форматирование виртуального диска на 512 килобайт;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D</text:span>-форматирование виртуального<text:span text:style-name="T1"> </text:span>диска на 768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1"><text:span text:style-name="T2">Y</text:span>-копирование <text:span text:style-name="T1">TR-DOS </text:span>дискет с форматирование диска-приемника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 </text:span><text:span text:style-name="T8">и </text:span><text:span text:style-name="T3">SCL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 необходимо выбрать устройство с которого будет загружено обновление и файл для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 </text:span>и <text:span text:style-name="T1">SCL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 </text:span><text:span text:style-name="T8">и </text:span><text:span text:style-name="T3">SCL </text:span><text:span text:style-name="T8">образов общим </text:span><text:soft-page-break/><text:span text:style-name="T8">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заголовка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1-28T23:36:45.18</dc:date>
    <meta:editing-duration>PT27H08M14S</meta:editing-duration>
    <meta:editing-cycles>64</meta:editing-cycles>
    <meta:generator>OpenOffice.org/3.2$Win32 OpenOffice.org_project/320m18$Build-9502</meta:generator>
    <meta:document-statistic meta:table-count="0" meta:image-count="0" meta:object-count="0" meta:page-count="3" meta:paragraph-count="84" meta:word-count="1016" meta:character-count="7604"/>
  </office:meta>
</office:document-meta>
</file>